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E0DAB1747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6" style:family="paragraph" style:parent-style-name="Standard">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center" style:justify-single-word="false" fo:text-indent="0in" style:auto-text-indent="false"/>
      <style:text-properties fo:font-size="10.5pt" fo:font-style="italic" fo:font-weight="normal" style:font-size-asian="10.5pt" style:font-style-asian="italic" style:font-weight-asian="normal" style:font-size-complex="10.5pt" style:font-style-complex="italic"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fo:font-size="10.5pt" fo:font-style="italic" fo:font-weight="normal" style:font-size-asian="10.5pt" style:font-style-asian="italic" style:font-weight-asian="normal" style:font-size-complex="10.5pt" style:font-style-complex="italic" style:font-weight-complex="normal"/>
    </style:style>
    <style:style style:name="T1" style:family="text">
      <style:text-properties style:text-position="super 58%"/>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1pt" style:font-size-asian="11pt" style:font-size-complex="11pt"/>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text:list-style style:name="L1">
      <text:list-level-style-number text:level="1" text:style-name="Numbering_20_Symbols" style:num-suffix=".)" style:num-format="i" text:start-value="5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ld Wide Globalization Message</text:p>
      <text:p text:style-name="P2"/>
      <text:p text:style-name="P2"><text:s text:c="3"/><text:span text:style-name="T3">The pace of globalization has exceeded the rate of permeating globalization culture. This message helps in transition. True globalization will end all wars, will permit supply and demand to establish a new equilibrium. Globalization may create a more balanced human race with higher quality of life and happiness for everybody.</text:span></text:p>
      <text:p text:style-name="P3"/>
      <text:p text:style-name="P4"><text:s text:c="3"/>a.) <text:s/>No person should go without. <text:s/>If you see someone hungry, <text:s/>feed them. <text:s/>If you see someone sleepy, <text:s/>provide them a place to sleep. <text:s/>If you see someone sick, <text:s/>help them get better.</text:p>
      <text:p text:style-name="P4"/>
      <text:p text:style-name="P4"><text:s text:c="4"/>b.) Every person wants to be loved. <text:s/>This is common to all races, cultures and religions. <text:s/>Focus on the commonality and accept the differences. Never judge, always help. Everyone counts.</text:p>
      <text:p text:style-name="P4"/>
      <text:p text:style-name="P4"><text:s text:c="3"/>c.) <text:s/>Share at every opportunity you get. <text:s/>In the 21<text:span text:style-name="T1">st</text:span> century we have plenty to share, no reason to inflict suffering because of scarcity of any resource. <text:span text:style-name="T4">Karma is Newtonian.</text:span></text:p>
      <text:p text:style-name="P4"><text:s/></text:p>
      <text:p text:style-name="P6"><text:s text:c="3"/>d.) Treat everyone as you would like to be treated, or better. Make no exceptions.</text:p>
      <text:p text:style-name="P6"/>
      <text:p text:style-name="P6"><text:s text:c="3"/>e.) Not every situation can be resolved <text:s/>with a conflict or with the help of the law. Many times, all you need is love. Be abundant and humble instead of being right. </text:p>
      <text:p text:style-name="P6"/>
      <text:p text:style-name="P4"><text:s text:c="3"/>f.) <text:s/>Public property is for the public. <text:s/>No Authority, no Empire, no Kingdom can deny the public the usage of public property for passing, for shelter, and matters that support basic human dignity <text:s/>including fundamental level of entertainment.</text:p>
      <text:p text:style-name="P4"/>
      <text:p text:style-name="P4"><text:s text:c="3"/>g.) No person should aim a weapon at another human being. <text:s/>If that person does not speak the same language, (or not of a similar cultural background) the shooter will be automatically be found guilty. </text:p>
      <text:p text:style-name="P4"/>
      <text:p text:style-name="P4"><text:s text:c="3"/>h.) No person should be disadvantaged without due process. Circumstances of globalization dictate that we ALL play by the same rules. If there is a dispute, a person with a similar language and cultural background should act as an intermediary.</text:p>
      <text:p text:style-name="P4"/>
      <text:p text:style-name="P4"><text:s text:c="2"/>i.) <text:s/>Every person has the right to basic human dignity and the pursuit of happiness. Without regard to race, origin, association, every person should be treated as a global citizen. <text:s/>A potential contributor, and a potential consumer. Measured equally, solely by the person's ability and merit.</text:p>
      <text:p text:style-name="P5"/>
      <text:p text:style-name="P5"><text:s text:c="2"/>j.) <text:s/><text:span text:style-name="T2">E</text:span>very person has the right to basic education. Information pertaining to and containing basic education should be made freely available to those who seek it. Sharing information and content for higher education is encouraged.</text:p>
      <text:p text:style-name="P5"/>
      <text:p text:style-name="P5"><text:s text:c="2"/>k.) <text:s/>Every person has the inalienable right to privacy. To be secure in person, to possess any item, device, object, chemical or medicine, provided that the person is trained and knowledgeable about the item and its effects. </text:p>
      <text:p text:style-name="P6"/>
      <text:p text:style-name="P6"><text:s/>l.) <text:s/>Every person has the right to free speech. <text:s/>Opinions expressed, <text:s/>points of views collided - always result in a better outcome. No person should be punished based upon differing opinion or a colliding point of view, nor anything they say. The sole exception is when imposing direct harm as a result of their speech.</text:p>
      <text:p text:style-name="P8"/>
      <text:p text:style-name="P7">Peter Glen, May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xlink:href="Pictures/1000020100000280000001E0DAB1747B.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22T00:36:53.06</meta:creation-date>
    <meta:editing-duration>PT2H28M17S</meta:editing-duration>
    <meta:editing-cycles>121</meta:editing-cycles>
    <meta:generator>OpenOffice/4.1.2$Win32 OpenOffice.org_project/412m3$Build-9782</meta:generator>
    <dc:subject>Space X Interview Feedback</dc:subject>
    <dc:title>Signed_by_PG</dc:title>
    <meta:initial-creator>Peter Glen</meta:initial-creator>
    <dc:date>2016-05-22T03:06:10.34</dc:date>
    <dc:creator>Peter Glen</dc:creator>
    <meta:printed-by>Peter Glen</meta:printed-by>
    <meta:print-date>2016-05-22T02:56:41.72</meta:print-date>
    <meta:document-statistic meta:table-count="0" meta:image-count="0" meta:object-count="0" meta:page-count="1" meta:paragraph-count="16" meta:word-count="484" meta:character-count="2961"/>
    <meta:template xlink:type="simple" xlink:actuate="onRequest" xlink:title="Signed_by_PG" xlink:href="../../../AppData/Roaming/OpenOffice/4/user/template/Signed_by_PG.ott" meta:date="2016-05-22T00:36:52.14"/>
  </office:meta>
</office:document-meta>
</file>

<file path=META-INF/documentsignatures.xml><?xml version="1.0" encoding="utf-8"?>
<document-signatures xmlns="urn:oasis:names:tc:opendocument:xmlns:digitalsignature:1.0">
  <Signature xmlns="http://www.w3.org/2000/09/xmldsig#" Id="ID_0064001a00ed007f00ee003a004a004a00ba003e008e00d4006a0099002800dc">
    <SignedInfo>
      <CanonicalizationMethod Algorithm="http://www.w3.org/TR/2001/REC-xml-c14n-20010315"/>
      <SignatureMethod Algorithm="http://www.w3.org/2000/09/xmldsig#rsa-sha1"/>
      <Reference URI="Configurations2/accelerator/current.xml">
        <DigestMethod Algorithm="http://www.w3.org/2000/09/xmldsig#sha1"/>
        <DigestValue>2jmj7l5rSw0yVb/vlWAYkK/YBwk=</DigestValue>
      </Reference>
      <Reference URI="META-INF/manifest.xml">
        <Transforms>
          <Transform Algorithm="http://www.w3.org/TR/2001/REC-xml-c14n-20010315"/>
        </Transforms>
        <DigestMethod Algorithm="http://www.w3.org/2000/09/xmldsig#sha1"/>
        <DigestValue>42XGhTfoDezaKktNsgfXe5nklsI=</DigestValue>
      </Reference>
      <Reference URI="Thumbnails/thumbnail.png">
        <DigestMethod Algorithm="http://www.w3.org/2000/09/xmldsig#sha1"/>
        <DigestValue>v2QKNcvCatGieJCS5dzR1poO/DE=</DigestValue>
      </Reference>
      <Reference URI="content.xml">
        <Transforms>
          <Transform Algorithm="http://www.w3.org/TR/2001/REC-xml-c14n-20010315"/>
        </Transforms>
        <DigestMethod Algorithm="http://www.w3.org/2000/09/xmldsig#sha1"/>
        <DigestValue>6lgNCuRPnC4V0H/lTarNXrs3ZII=</DigestValue>
      </Reference>
      <Reference URI="mimetype">
        <DigestMethod Algorithm="http://www.w3.org/2000/09/xmldsig#sha1"/>
        <DigestValue>kBA8vElORIEynUWPvr1bzZKG3hw=</DigestValue>
      </Reference>
      <Reference URI="Pictures/1000020100000280000001E0DAB1747B.png">
        <DigestMethod Algorithm="http://www.w3.org/2000/09/xmldsig#sha1"/>
        <DigestValue>cHbMbEznb6Uv/jEYWoBmd14sPQQ=</DigestValue>
      </Reference>
      <Reference URI="settings.xml">
        <Transforms>
          <Transform Algorithm="http://www.w3.org/TR/2001/REC-xml-c14n-20010315"/>
        </Transforms>
        <DigestMethod Algorithm="http://www.w3.org/2000/09/xmldsig#sha1"/>
        <DigestValue>YnQDgOevCnI7CTAaIc29wwaUXLM=</DigestValue>
      </Reference>
      <Reference URI="styles.xml">
        <Transforms>
          <Transform Algorithm="http://www.w3.org/TR/2001/REC-xml-c14n-20010315"/>
        </Transforms>
        <DigestMethod Algorithm="http://www.w3.org/2000/09/xmldsig#sha1"/>
        <DigestValue>Pfe0KtKO9taQguNYEu8wwEWamYA=</DigestValue>
      </Reference>
      <Reference URI="manifest.rdf">
        <DigestMethod Algorithm="http://www.w3.org/2000/09/xmldsig#sha1"/>
        <DigestValue>7NDWheT3P1M2fRjj+qtn5caji6g=</DigestValue>
      </Reference>
      <Reference URI="meta.xml">
        <Transforms>
          <Transform Algorithm="http://www.w3.org/TR/2001/REC-xml-c14n-20010315"/>
        </Transforms>
        <DigestMethod Algorithm="http://www.w3.org/2000/09/xmldsig#sha1"/>
        <DigestValue>lJDqa5UrsTCD8lJjwQxg0GoQDgw=</DigestValue>
      </Reference>
      <Reference URI="#ID_0009001700f800ee001d0074004100b500b8008e00b3007b0039008d00060021">
        <DigestMethod Algorithm="http://www.w3.org/2000/09/xmldsig#sha1"/>
        <DigestValue>wr/K95NGLJIy5LUuScRMWbof8C0=</DigestValue>
      </Reference>
    </SignedInfo>
    <SignatureValue>htRYpeKdMnVHZmLXq606zefy1Q8B2hgc9KgUyvqL7CWwDedKk9vsA/VKnKJ+99aH
NvL2PWq8HU9Mqj1wL2fV2x0BihE5E0sTfyazQ1Y0VFyKnsIrB5oE36TfaFZTpmR8
fNzmQjcvGgYSYGCOCpu0UgiE2mUjWH4SkHe0/KAXsZqoHhlZJmY9ypzyEMyYmG0e
8ZI8hU1l1WCFkzXDuNViKAgsnd9q7Z/dPph9QaiT+h3aJQNF5ufGB5xgBDQkb3jL
l+RibCvIZjkksvX0/3CQsmjNx1geCdZhdg5f4FFLARUq3+0Zi6hq2iYSmvs6yms0
zPYM5UDtAGYgnubMpgN1cJvgoSJCRHbP7CYwIhHdjKXc7qCbi9WPdWYSkTKgJlw5
XinevFmje/V5SDwuntWkK27wTO9FEVbpu915L0SHAc6S1nAoj+zRevqIXbDF7N0u
WxXFSgE2OPqzmmi/uY79mIaoQid2LQ1HQiloBXgMVNJjw5zWqlEUV9EwnGpSlntI
to3ER4zWJd0X+M6CNZ9ropOO0qGsItsROlcbsGmdHXK2FY4gPORcOcAJ/VNM9k5O
OyWMBcjDYsLqlP0EyFmpb6Lc0ec+dy8LxUgDNEunuRoBgL4Th3bqLhKKPJqZbAzO
77gG7YxocjpiMD0Zr6Oe3C+uQpfTP6efLwFhNYH8XXs=</SignatureValue>
    <KeyInfo>
      <X509Data>
        <X509IssuerSerial>
          <X509IssuerName>E=peterglen99@gmail.com, CN=Peter Glen, OU=Certificate Creation Department, O=Peter Glen Certificate Authority, L=Venice, ST=Florida, C=US</X509IssuerName>
          <X509SerialNumber>2</X509SerialNumber>
        </X509IssuerSerial>
        <X509Certificate>MIIF5jCCA84CAQIwDQYJKoZIhvcNAQEFBQAwgcAxCzAJBgNVBAYTAlVTMRAwDgYD
VQQIEwdGbG9yaWRhMQ8wDQYDVQQHEwZWZW5pY2UxKTAnBgNVBAoTIFBldGVyIEds
ZW4gQ2VydGlmaWNhdGUgQXV0aG9yaXR5MSgwJgYDVQQLEx9DZXJ0aWZpY2F0ZSBD
cmVhdGlvbiBEZXBhcnRtZW50MRMwEQYDVQQDEwpQZXRlciBHbGVuMSQwIgYJKoZI
hvcNAQkBFhVwZXRlcmdsZW45OUBnbWFpbC5jb20wHhcNMTQwMjE0MDIyMjA4WhcN
MjQwMjEyMDIyMjA4WjCBsDELMAkGA1UEBhMCVVMxEDAOBgNVBAgTB0Zsb3JpZGEx
DzANBgNVBAcTBlZlbmljZTElMCMGA1UEChMcTWlsbGVubmlhbCBNb2Rlcm5pemF0
aW9uIEFjdDEcMBoGA1UECxMTU2lnbmF0dXJlIEF1dGhvcml0eTETMBEGA1UEAxMK
UGV0ZXIgR2xlbjEkMCIGCSqGSIb3DQEJARYVUGV0ZXJHbGVuOTlAZ21haWwuY29t
MIICIjANBgkqhkiG9w0BAQEFAAOCAg8AMIICCgKCAgEAtqJqic/D8f11KCFZXt9/
P602D/qXG71FogQQqb24nOKpQt1slR0qKu13OhVLSJJr2ahNg/COp5h4s9RHLrd2
Z6rM67SWNN0vgoJc/5kHoKBX0NkyLZcu0u1UaugpqQT6v8ibGiDd2BLYRzWeMiB7
LCDe5JjFVhWBJmGOqr8Mnq3j2kNbta0d/5uKwj3Sp7ln1kCm6mZTB28fYBoXiX42
vgBrlI6/2Bxn0k0yYiQK19MorJ46uqx+c4TOrzaw1PyJtwwAWCAw10L+xXxP2e5O
GvM9/tYNMW2XtbmiEqc6BKGfpatbNYQda4TbwmVnarbIBrPaajTPizye1KevVGih
nMt0WWM3I5aQa6eHJO6tK1IyNymJKDQDpfVFQWq6hDh88miVeGmTVLMVZRdsGBdW
phGE2i0LnrowEBcCEYgQBQy1kvB2AEdu4grFiK69HwEsFe6jvarTRTOJh8UNkPpj
89M9RvnPeEvEqaOuC7G1zuMfzXlwZwbdmJygCZqoR1tUMttmTUYC6vTT5m8AUOaV
oYCKBVgCWqrYfn/LGTrJyYigo94yr/mVRqsO0StOBCp+mX+pnKXlMy97Swd0Ynnv
Mu7A4uDKu9teb+Sce4kNsgxb6UjUR4LH3axU7yGj7wm2Zkbd41ceF6oU4zjy6+/B
TE7pEJwTWjw1bRPtNLb3/xkCAwEAATANBgkqhkiG9w0BAQUFAAOCAgEAl71BJ1yx
PopZTQsxI6cmjAX5XEkPC1RnHieoykSTbJ5lbRSQxktWMxlQO9hgSm0L0r+d3fcG
3D8aByhMFKKKf4+Nn7dyyt4c1WC19ODQBur0NID9iP8sV/KUA1lQMEYF82Dc+8Er
waCu2h0u2K2XpBwhyG2Zw8R6YloKN1TzZ6fVk2jK7yogPRjXkN8/6ne9kPub/HMB
SUqiH4CzCIP+vUXIj5UFWwVYLrH2f3sVYhNun0d0Wa8ybin+p47k5CC5W5triu/r
arE1eayj7SLYbaOyvW8kuKSLIuDg11AmArP5dIcP+0LA9LQA6X6e+PCFiNSZAoH6
BHQNXZ++kRLLcAF5VJJ9+rO4Q+Q3gG3rS3LQvELV+w63K3y7lntSt8lT4QreS8IS
WoWx4igyOXhJe/AiWJbO3tJ0lSAz1grl9TS7GyHaGaLa3/V7UYxmLoMtphGiCoBR
/R8Eu5vNMOdVnR6WgYXXxtFCWXAbRj2WkAofEv3Mq8pvu/cCrd8OhAT9MLV+eQtp
Cq/yoqJbBTebXVSeYAN08xt3kegtak+RWm7O7Op9jP5gHZDqR2wA44kS8YIkUbYF
K3N1OKD4rfdd/hgpNke7ey1l1bFFB7w3ZMR3m5rWgejRx68iLITM5XEwe+5tg8qA
6wtsh+IJKt7LczKiOxGQK8LbBnsgCo2+57k=</X509Certificate>
      </X509Data>
    </KeyInfo>
    <Object>
      <SignatureProperties>
        <SignatureProperty Id="ID_0009001700f800ee001d0074004100b500b8008e00b3007b0039008d00060021" Target="#ID_0064001a00ed007f00ee003a004a004a00ba003e008e00d4006a0099002800dc">
          <dc:date xmlns:dc="http://purl.org/dc/elements/1.1/">2016-05-22T03:07:26,47</dc:date>
        </SignatureProperty>
      </SignatureProperties>
    </Object>
  </Signature>
</document-signatures>
</file>